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50000" calcext:value-type="float">
            <text:p>50000</text:p>
          </table:table-cell>
          <table:table-cell office:value-type="float" office:value="640" calcext:value-type="float">
            <text:p>640</text:p>
          </table:table-cell>
          <table:table-cell office:value-type="float" office:value="0.5827" calcext:value-type="float">
            <text:p>0.5827</text:p>
          </table:table-cell>
          <table:table-cell table:style-name="ce2" office:value-type="float" office:value="0.547" calcext:value-type="float">
            <text:p>0.547</text:p>
          </table:table-cell>
          <table:table-cell office:value-type="string" calcext:value-type="string">
            <text:p>0.6226/0.531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3579" calcext:value-type="float">
            <text:p>0.73579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0.6912/0.53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743" calcext:value-type="float">
            <text:p>0.674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0.6621/0.53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float" office:value="0.71684" calcext:value-type="float">
            <text:p>0.71684</text:p>
          </table:table-cell>
          <table:table-cell office:value-type="float" office:value="0.5695" calcext:value-type="float">
            <text:p>0.5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02" calcext:value-type="float">
            <text:p>0.4802</text:p>
          </table:table-cell>
          <table:table-cell office:value-type="float" office:value="0.5105" calcext:value-type="float">
            <text:p>0.5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92" calcext:value-type="float">
            <text:p>0.492</text:p>
          </table:table-cell>
          <table:table-cell office:value-type="float" office:value="0.5125" calcext:value-type="float">
            <text:p>0.5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7977" calcext:value-type="float">
            <text:p>0.47977</text:p>
          </table:table-cell>
          <table:table-cell office:value-type="float" office:value="0.5005" calcext:value-type="float">
            <text:p>0.5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387" calcext:value-type="float">
            <text:p>0.48387</text:p>
          </table:table-cell>
          <table:table-cell office:value-type="float" office:value="0.5055" calcext:value-type="float">
            <text:p>0.505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91" calcext:value-type="float">
            <text:p>0.491</text:p>
          </table:table-cell>
          <table:table-cell table:style-name="ce1" office:value-type="float" office:value="0.552" calcext:value-type="float">
            <text:p>0.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0.545" calcext:value-type="float">
            <text:p>0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059" calcext:value-type="float">
            <text:p>0.5059</text:p>
          </table:table-cell>
          <table:table-cell office:value-type="float" office:value="0.518" calcext:value-type="float">
            <text:p>0.51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499" calcext:value-type="float">
            <text:p>0.5499</text:p>
          </table:table-cell>
          <table:table-cell office:value-type="float" office:value="0.536" calcext:value-type="float">
            <text:p>0.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0.4987" calcext:value-type="float">
            <text:p>0.4987</text:p>
          </table:table-cell>
          <table:table-cell office:value-type="float" office:value="0.5165" calcext:value-type="float">
            <text:p>0.516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aussian1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0.5955" calcext:value-type="float">
            <text:p>0.59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78597" calcext:value-type="float">
            <text:p>0.578597</text:p>
          </table:table-cell>
          <table:table-cell office:value-type="float" office:value="0.5645" calcext:value-type="float">
            <text:p>0.5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02" calcext:value-type="float">
            <text:p>0.520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955" calcext:value-type="float">
            <text:p>0.5955</text:p>
          </table:table-cell>
          <table:table-cell office:value-type="float" office:value="0.5805" calcext:value-type="float">
            <text:p>0.5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unfinished</text:p>
          </table:table-cell>
          <table:table-cell office:value-type="string" calcext:value-type="string">
            <text:p>22min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628" calcext:value-type="float">
            <text:p>0.628</text:p>
          </table:table-cell>
          <table:table-cell office:value-type="float" office:value="0.5975" calcext:value-type="float">
            <text:p>0.5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601" calcext:value-type="float">
            <text:p>0.601</text:p>
          </table:table-cell>
          <table:table-cell office:value-type="float" office:value="0.576" calcext:value-type="float">
            <text:p>0.5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572" calcext:value-type="float">
            <text:p>0.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5499" calcext:value-type="float">
            <text:p>0.5499</text:p>
          </table:table-cell>
          <table:table-cell office:value-type="float" office:value="0.537" calcext:value-type="float">
            <text:p>0.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6037" calcext:value-type="float">
            <text:p>0.6037</text:p>
          </table:table-cell>
          <table:table-cell office:value-type="float" office:value="0.578" calcext:value-type="float">
            <text:p>0.5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5845" calcext:value-type="float">
            <text:p>0.5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59549" calcext:value-type="float">
            <text:p>0.59549</text:p>
          </table:table-cell>
          <table:table-cell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5585" calcext:value-type="float">
            <text:p>0.558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ol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928" calcext:value-type="float">
            <text:p>0.9928</text:p>
          </table:table-cell>
          <table:table-cell office:value-type="float" office:value="0.5995" calcext:value-type="float">
            <text:p>0.5995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335" calcext:value-type="float">
            <text:p>0.5335</text:p>
          </table:table-cell>
          <table:table-cell office:value-type="float" office:value="0.507" calcext:value-type="float">
            <text:p>0.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54" calcext:value-type="float">
            <text:p>0.4854</text:p>
          </table:table-cell>
          <table:table-cell office:value-type="float" office:value="0.5035" calcext:value-type="float">
            <text:p>0.5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64" calcext:value-type="float">
            <text:p>0.6364</text:p>
          </table:table-cell>
          <table:table-cell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989" calcext:value-type="float">
            <text:p>0.56989</text:p>
          </table:table-cell>
          <table:table-cell office:value-type="float" office:value="0.5715" calcext:value-type="float">
            <text:p>0.5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9913" calcext:value-type="float">
            <text:p>0.9913</text:p>
          </table:table-cell>
          <table:table-cell office:value-type="float" office:value="0.6015" calcext:value-type="float">
            <text:p>0.6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638" calcext:value-type="float">
            <text:p>0.638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4995" calcext:value-type="float">
            <text:p>0.49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484" calcext:value-type="float">
            <text:p>0.5484</text:p>
          </table:table-cell>
          <table:table-cell office:value-type="float" office:value="0.523" calcext:value-type="float">
            <text:p>0.5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813" calcext:value-type="float">
            <text:p>0.4813</text:p>
          </table:table-cell>
          <table:table-cell office:value-type="float" office:value="0.501" calcext:value-type="float">
            <text:p>0.5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4:39.481989708</meta:creation-date>
    <dc:date>2018-11-08T12:09:49.696609017</dc:date>
    <meta:editing-duration>PT16H14M19S</meta:editing-duration>
    <meta:editing-cycles>4</meta:editing-cycles>
    <meta:generator>LibreOffice/5.1.6.2$Linux_X86_64 LibreOffice_project/10m0$Build-2</meta:generator>
    <meta:document-statistic meta:table-count="1" meta:cell-count="222" meta:object-count="0"/>
  </office:meta>
</office:document-meta>
</file>